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ELITON TICONA CALIZAY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CQ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CONA CALIZAYA, MELITON PORFIRI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URIARTE VASQUEZ, NERI FRANCISC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99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11" office:value-type="string">
            <text:p text:style-name="P9">Cant.Cajas: <text:span text:style-name="T11">30</text:span>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11" office:value-type="string">
            <text:p text:style-name="P9">Cant.Cajas: <text:span text:style-name="T11">9</text:span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353923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16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8T23:51:1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